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vamos a convertir esa intuición en una arquitectura clara de argumentos, para luego poder desarrollarlos uno a uno con rigor y lenguaje accesible.</text:p>
      <text:h text:style-name="Heading_20_3" text:outline-level="3">Esqueleto general del argumento</text:h>
      <text:list xml:id="list1699471611" text:style-name="L1">
        <text:list-item>
          <text:p text:style-name="P1"><text:span text:style-name="Strong_20_Emphasis">Definir qué entendemos por inteligencia</text:span></text:p>
          <text:list>
            <text:list-item>
              <text:p text:style-name="P2"><text:span text:style-name="Strong_20_Emphasis">Idea clave:</text:span> inteligencia = capacidad de reducir incertidumbre mediante decisiones acertadas. </text:p>
            </text:list-item>
            <text:list-item>
              <text:p text:style-name="P2">Conectar con: problemas de decisión, complejidad, laberinto. </text:p>
            </text:list-item>
            <text:list-item>
              <text:p text:style-name="P2">Mostrar que esto vale para cerebros, máquinas y vida en general. </text:p>
            </text:list-item>
          </text:list>
        </text:list-item>
        <text:list-item>
          <text:p text:style-name="P1"><text:span text:style-name="Strong_20_Emphasis">Recordar los límites físicos de cualquier inteligencia</text:span></text:p>
          <text:list>
            <text:list-item>
              <text:p text:style-name="P2">Todo sistema está hecho de materia y energía. </text:p>
            </text:list-item>
            <text:list-item>
              <text:p text:style-name="P2">Límites: velocidad de transmisión, energía disponible, memoria finita, ruido, tiempo. </text:p>
            </text:list-item>
            <text:list-item>
              <text:p text:style-name="P2">Conclusión: no puede existir inteligencia infinita; solo grados de aprovechamiento de recursos. </text:p>
            </text:list-item>
          </text:list>
        </text:list-item>
        <text:list-item>
          <text:p text:style-name="P1"><text:span text:style-name="Strong_20_Emphasis">Identificar la arquitectura que mejor aprovecha esos recursos</text:span></text:p>
          <text:list>
            <text:list-item>
              <text:p text:style-name="P2">Propiedades necesarias: </text:p>
              <text:list>
                <text:list-item>
                  <text:p text:style-name="P2"><text:span text:style-name="Strong_20_Emphasis">Paralelismo masivo.</text:span> </text:p>
                </text:list-item>
                <text:list-item>
                  <text:p text:style-name="P2"><text:span text:style-name="Strong_20_Emphasis">Distribución espacial.</text:span> </text:p>
                </text:list-item>
                <text:list-item>
                  <text:p text:style-name="P2"><text:span text:style-name="Strong_20_Emphasis">Auto-reproducción.</text:span> </text:p>
                </text:list-item>
                <text:list-item>
                  <text:p text:style-name="P2"><text:span text:style-name="Strong_20_Emphasis">Variación continua.</text:span> </text:p>
                </text:list-item>
                <text:list-item>
                  <text:p text:style-name="P2"><text:span text:style-name="Strong_20_Emphasis">Selección según el entorno.</text:span> </text:p>
                </text:list-item>
                <text:list-item>
                  <text:p text:style-name="P2"><text:span text:style-name="Strong_20_Emphasis">Acumulación y transmisión de información útil.</text:span> </text:p>
                </text:list-item>
              </text:list>
            </text:list-item>
            <text:list-item>
              <text:p text:style-name="P2">Mostrar que esta arquitectura es, en esencia, lo que llamamos “vida”. </text:p>
            </text:list-item>
          </text:list>
        </text:list-item>
        <text:list-item>
          <text:p text:style-name="P1"><text:span text:style-name="Strong_20_Emphasis">Definir “vida” en sentido ampliado</text:span></text:p>
          <text:list>
            <text:list-item>
              <text:p text:style-name="P2">No solo carbono, células y ADN. </text:p>
            </text:list-item>
            <text:list-item>
              <text:p text:style-name="P2">Vida = cualquier sistema físico que: </text:p>
              <text:list>
                <text:list-item>
                  <text:p text:style-name="P2">se auto-reproduce, </text:p>
                </text:list-item>
                <text:list-item>
                  <text:p text:style-name="P2">se auto-modifica, </text:p>
                </text:list-item>
                <text:list-item>
                  <text:p text:style-name="P2">explora variaciones, </text:p>
                </text:list-item>
                <text:list-item>
                  <text:p text:style-name="P2">selecciona estructuras que reducen incertidumbre. </text:p>
                </text:list-item>
              </text:list>
            </text:list-item>
            <text:list-item>
              <text:p text:style-name="P2">Esto incluye posibles “vidas” artificiales o cósmicas. </text:p>
            </text:list-item>
          </text:list>
        </text:list-item>
        <text:list-item>
          <text:p text:style-name="P1"><text:span text:style-name="Strong_20_Emphasis">Argumentar que cualquier sistema más inteligente tendría estas mismas propiedades</text:span></text:p>
          <text:list>
            <text:list-item>
              <text:p text:style-name="P2">Si un sistema: </text:p>
              <text:list>
                <text:list-item>
                  <text:p text:style-name="P2">explora más, </text:p>
                </text:list-item>
                <text:list-item>
                  <text:p text:style-name="P2">aprende más, </text:p>
                </text:list-item>
                <text:list-item>
                  <text:p text:style-name="P2">se adapta mejor, </text:p>
                </text:list-item>
                <text:list-item>
                  <text:p text:style-name="P2">usa mejor los recursos, </text:p>
                </text:list-item>
              </text:list>
            </text:list-item>
            <text:list-item>
              <text:p text:style-name="P2">entonces: </text:p>
              <text:list>
                <text:list-item>
                  <text:p text:style-name="P2">debe ser más distribuido, </text:p>
                </text:list-item>
                <text:list-item>
                  <text:p text:style-name="P2">más evolutivo, </text:p>
                </text:list-item>
                <text:list-item>
                  <text:p text:style-name="P2"><text:soft-page-break/>más auto-replicante, </text:p>
                </text:list-item>
                <text:list-item>
                  <text:p text:style-name="P2">más selectivo. </text:p>
                </text:list-item>
              </text:list>
            </text:list-item>
            <text:list-item>
              <text:p text:style-name="P2">Es decir: sería una forma de vida en el sentido ampliado. </text:p>
            </text:list-item>
          </text:list>
        </text:list-item>
        <text:list-item>
          <text:p text:style-name="P1"><text:span text:style-name="Strong_20_Emphasis">Conclusión: la vida como forma general de la inteligencia máxima posible</text:span></text:p>
          <text:list>
            <text:list-item>
              <text:p text:style-name="P2">No afirmamos un teorema absoluto. </text:p>
            </text:list-item>
            <text:list-item>
              <text:p text:style-name="P2">Afirmamos un <text:span text:style-name="Strong_20_Emphasis">límite estructural</text:span>: </text:p>
              <text:list>
                <text:list-item>
                  <text:p text:style-name="P2">dado un universo finito, </text:p>
                </text:list-item>
                <text:list-item>
                  <text:p text:style-name="P2">la arquitectura que maximiza la inteligencia se parece a la vida. </text:p>
                </text:list-item>
              </text:list>
            </text:list-item>
            <text:list-item>
              <text:p text:style-name="P2">Si algo la supera, no es “otra cosa distinta a la vida”: es una vida más amplia. </text:p>
            </text:list-item>
          </text:list>
        </text:list-item>
        <text:list-item>
          <text:p text:style-name="P1"><text:span text:style-name="Strong_20_Emphasis">Cierre filosófico</text:span></text:p>
          <text:list>
            <text:list-item>
              <text:p text:style-name="P2">La vida no es un accidente químico, sino: </text:p>
              <text:list>
                <text:list-item>
                  <text:p text:style-name="P2">la forma que tiene el universo de acercarse a su máxima capacidad de comprenderse a sí mismo. </text:p>
                </text:list-item>
              </text:list>
            </text:list-item>
            <text:list-item>
              <text:p text:style-name="P2">La inteligencia máxima no es un cerebro aislado ni una máquina perfecta: </text:p>
              <text:list>
                <text:list-item>
                  <text:p text:style-name="P1">es un sistema vivo, distribuido, que decide, explora y aprende sin fin. </text:p>
                </text:list-item>
              </text:list>
            </text:list-item>
          </text:list>
        </text:list-item>
      </text:list>
      <text:p text:style-name="Horizontal_20_Line"/>
      <text:p text:style-name="Text_20_body">Si te parece bien esta estructura, en el siguiente paso podemos desarrollar el <text:span text:style-name="Strong_20_Emphasis">punto 1</text:span> (“qué entendemos por inteligencia”) en versión ya redactada para el libro, enlazando con decisiones, complejidad y el laberint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31T12:41:15.191000000</meta:creation-date>
    <dc:date>2026-03-31T12:45:12.521000000</dc:date>
    <meta:editing-duration>PT3M58S</meta:editing-duration>
    <meta:editing-cycles>1</meta:editing-cycles>
    <meta:document-statistic meta:table-count="0" meta:image-count="0" meta:object-count="0" meta:page-count="2" meta:paragraph-count="51" meta:word-count="402" meta:character-count="2492" meta:non-whitespace-character-count="2148"/>
    <meta:generator>LibreOffice/7.3.5.2$Windows_X86_64 LibreOffice_project/184fe81b8c8c30d8b5082578aee2fed2ea847c01</meta:generator>
  </office:meta>
</office:document-meta>
</file>